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PH Lib Sans" svg:font-family="'IPH Lib Sans'" style:font-adornments="Обычный" style:font-family-generic="swiss"/>
    <style:font-face style:name="IPH Lib Serif" svg:font-family="'IPH Lib Serif'" style:font-family-generic="roman" style:font-pitch="variable"/>
    <style:font-face style:name="IPH Lib Serif1" svg:font-family="'IPH Lib Serif'" style:font-adornments="Жирный" style:font-family-generic="roman" style:font-pitch="variable"/>
    <style:font-face style:name="IPH Lib Serif2" svg:font-family="'IPH Lib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paragraph-rsid="00079eca"/>
    </style:style>
    <style:style style:name="P4" style:family="paragraph" style:parent-style-name="Header">
      <loext:graphic-properties draw:fill="none"/>
      <style:paragraph-properties fo:text-align="center" style:justify-single-word="false" fo:background-color="transparent" fo:padding-left="0mm" fo:padding-right="0mm" fo:padding-top="0mm" fo:padding-bottom="4.99mm" fo:border-left="none" fo:border-right="none" fo:border-top="none" fo:border-bottom="0.2pt solid #000000" style:shadow="none" style:writing-mode="page"/>
    </style:style>
    <style:style style:name="P5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5da6c"/>
    </style:style>
    <style:style style:name="P6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79eca" style:font-name-complex="Arial"/>
    </style:style>
    <style:style style:name="P7" style:family="paragraph" style:parent-style-name="Text_20_body">
      <style:text-properties officeooo:paragraph-rsid="00056ce7"/>
    </style:style>
    <style:style style:name="P8" style:family="paragraph" style:parent-style-name="Text_20_body">
      <style:text-properties officeooo:rsid="00326d46" officeooo:paragraph-rsid="000aee85"/>
    </style:style>
    <style:style style:name="P9" style:family="paragraph" style:parent-style-name="Автор_20_по-английски">
      <style:text-properties officeooo:paragraph-rsid="000aee85"/>
    </style:style>
    <style:style style:name="P10" style:family="paragraph" style:parent-style-name="Аннотация">
      <style:text-properties officeooo:rsid="001a6601" officeooo:paragraph-rsid="001a6601"/>
    </style:style>
    <style:style style:name="P11" style:family="paragraph" style:parent-style-name="Ключевые_20_слова">
      <style:paragraph-properties fo:padding-left="0mm" fo:padding-right="10mm" fo:padding-top="0mm" fo:padding-bottom="4.99mm" fo:border-left="none" fo:border-right="none" fo:border-top="none" fo:border-bottom="0.06pt solid #000000" style:writing-mode="page"/>
    </style:style>
    <style:style style:name="P12" style:family="paragraph" style:parent-style-name="Текст_20_списка_20_литературы">
      <style:text-properties officeooo:rsid="003357d8" officeooo:paragraph-rsid="000aee85"/>
    </style:style>
    <style:style style:name="P13" style:family="paragraph" style:parent-style-name="Текст_20_списка_20_литературы">
      <style:text-properties officeooo:rsid="003357d8" officeooo:paragraph-rsid="001a6601"/>
    </style:style>
    <style:style style:name="P14" style:family="paragraph" style:parent-style-name="Заголовок_20_списка_20_литературы">
      <style:text-properties officeooo:paragraph-rsid="001a6601"/>
    </style:style>
    <style:style style:name="T1" style:family="text">
      <style:text-properties officeooo:rsid="0005da6c"/>
    </style:style>
    <style:style style:name="T2" style:family="text">
      <style:text-properties style:font-name-complex="Arial"/>
    </style:style>
    <style:style style:name="T3" style:family="text">
      <style:text-properties fo:language="en" fo:country="US" style:font-name-complex="Arial"/>
    </style:style>
    <style:style style:name="T4" style:family="text">
      <style:text-properties officeooo:rsid="00326d46"/>
    </style:style>
    <style:style style:name="T5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6" style:family="text">
      <style:text-properties officeooo:rsid="000d15bf"/>
    </style:style>
    <style:style style:name="T7" style:family="text">
      <style:text-properties officeooo:rsid="000e8f23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variable-decls>
        <text:variable-decl office:value-type="float" text:name="Выпуск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декабрь 2018" text:name="Date"/>
        <text:user-field-decl office:value-type="string" office:string-value="26" text:name="Issue"/>
        <text:user-field-decl office:value-type="string" office:string-value="2019" text:name="year"/>
        <text:user-field-decl office:value-type="string" office:string-value="2" text:name="volume"/>
        <text:user-field-decl office:value-type="string" office:string-value="1" text:name="number"/>
      </text:user-field-decls>
      <text:p text:style-name="Название_20_статьи">Название статьи</text:p>
      <text:p text:style-name="Автор">Автор</text:p>
      <text:p text:style-name="Аннотация"><text:span text:style-name="T6">А</text:span>ннотация </text:p>
      <text:p text:style-name="P11"><text:span text:style-name="T7">К</text:span>лючевые слова</text:p>
      <text:p text:style-name="Эпиграф">Эпиграф</text:p>
      <text:p text:style-name="P7">Основной текст статьи<text:note text:id="ftn1" text:note-class="footnote"><text:note-citation>1</text:note-citation><text:note-body><text:p text:style-name="Footnote">Текст сноски</text:p></text:note-body></text:note></text:p>
      <text:h text:style-name="Подзаголовок_20_статьи_20_1" text:outline-level="3">Подзаголовок</text:h>
      <text:p text:style-name="P8">Основной текст продолжается</text:p>
      <text:h text:style-name="Подзаголовок_20_статьи_20_2" text:outline-level="4">Подзаголовок <text:span text:style-name="T4">втор</text:span>ого уровня</text:h>
      <text:p text:style-name="P8">Основной текст продолжается</text:p>
      <text:h text:style-name="Подзаголовок_20_статьи_20_3" text:outline-level="5">Подзаголовок третьего уровня</text:h>
      <text:p text:style-name="P8">Основной текст заканчивается</text:p>
      <text:h text:style-name="Заголовок_20_списка_20_литературы" text:outline-level="3">Список литературы</text:h>
      <text:p text:style-name="P12">Текст списка литературы</text:p>
      <text:h text:style-name="P14" text:outline-level="3">References</text:h>
      <text:p text:style-name="P13">Текст списка литературы по-английски</text:p>
      <text:h text:style-name="Английское_20_название_20_статьи" text:outline-level="3">Английское название статьи</text:h>
      <text:p text:style-name="P9">Автор по-английски</text:p>
      <text:p text:style-name="P10"><text:span text:style-name="T8">Abstract</text:span>: </text:p>
      <text:p text:style-name="Keywords"><text:span text:style-name="T8">Keywords</text:span>: <text:span text:style-name="T5">ключевые слова по-английс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PH Lib Sans" svg:font-family="'IPH Lib Sans'" style:font-adornments="Обычный" style:font-family-generic="swiss"/>
    <style:font-face style:name="IPH Lib Serif" svg:font-family="'IPH Lib Serif'" style:font-family-generic="roman" style:font-pitch="variable"/>
    <style:font-face style:name="IPH Lib Serif1" svg:font-family="'IPH Lib Serif'" style:font-adornments="Жирный" style:font-family-generic="roman" style:font-pitch="variable"/>
    <style:font-face style:name="IPH Lib Serif2" svg:font-family="'IPH Lib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IPH Lib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2.47mm" loext:contextual-spacing="false" fo:line-height="115%" fo:text-align="justify" style:justify-single-word="false" fo:hyphenation-ladder-count="no-limit" fo:text-indent="7mm" style:auto-text-indent="false" style:page-number="auto" style:shadow="none" style:writing-mode="page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5mm" style:type="center"/>
          <style:tab-stop style:position="170mm" style:type="right"/>
        </style:tab-stops>
      </style:paragraph-properties>
      <style:text-properties style:font-name="IPH Lib Sans" fo:font-family="'IPH Lib Sans'" style:font-style-name="Обычный" style:font-family-generic="swiss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 fo:text-align="center" style:justify-single-word="false" style:writing-mode="page"/>
      <style:text-properties style:font-name="IPH Lib Serif1" fo:font-family="'IPH Lib Serif'" style:font-style-name="Жирный" style:font-family-generic="roman" style:font-pitch="variable" fo:font-size="18pt" fo:font-weight="bold" style:font-size-asian="115%" style:font-weight-asian="bold" style:font-size-complex="115%" style:font-weight-complex="bold"/>
    </style:style>
    <style:style style:name="Автор" style:family="paragraph" style:parent-style-name="Text_20_body">
      <style:paragraph-properties fo:text-align="end" style:justify-single-word="false" style:writing-mode="page"/>
      <style:text-properties officeooo:rsid="000384fc" style:font-size-asian="10.5pt"/>
    </style:style>
    <style:style style:name="Аннотация" style:family="paragraph" style:parent-style-name="Автор">
      <style:paragraph-properties fo:margin-left="0mm" fo:margin-right="0mm" fo:text-align="justify" style:justify-single-word="false" fo:text-indent="7mm" style:auto-text-indent="false" style:shadow="none" style:writing-mode="page"/>
      <style:text-properties officeooo:rsid="000384fc"/>
    </style:style>
    <style:style style:name="Ключевые_20_слова" style:display-name="Ключевые слова" style:family="paragraph" style:parent-style-name="Аннотация">
      <style:paragraph-properties fo:padding-left="0mm" fo:padding-right="0mm" fo:padding-top="0mm" fo:padding-bottom="4.99mm" fo:border-left="none" fo:border-right="none" fo:border-top="none" fo:border-bottom="0.2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 style:master-page-name="">
      <style:paragraph-properties fo:margin-left="1.99mm" fo:margin-right="0mm" fo:text-align="justify" style:justify-single-word="false" fo:hyphenation-ladder-count="no-limit" fo:text-indent="-1.99mm" style:auto-text-indent="false" style:page-number="auto" style:shadow="none" text:number-lines="false" text:line-number="0" style:writing-mode="page">
        <style:tab-stops/>
      </style:paragraph-properties>
      <style:text-properties fo:font-size="11pt" fo:font-style="italic" style:font-size-asian="10pt" style:font-size-complex="10pt" fo:hyphenate="true" fo:hyphenation-remain-char-count="2" fo:hyphenation-push-char-count="2"/>
    </style:style>
    <style:style style:name="Эпиграф" style:family="paragraph" style:parent-style-name="Text_20_body">
      <style:paragraph-properties fo:margin-left="0mm" fo:margin-right="0mm" fo:text-align="end" style:justify-single-word="false" fo:text-indent="0mm" style:auto-text-indent="false" style:writing-mode="page"/>
      <style:text-properties fo:font-size="11pt" officeooo:rsid="000aee85" style:font-size-asian="10.5pt"/>
    </style:style>
    <style:style style:name="Текст_20_списка_20_литературы" style:display-name="Текст списка литературы" style:family="paragraph" style:parent-style-name="Standard" style:master-page-name="">
      <style:paragraph-properties fo:margin-left="0mm" fo:margin-right="0mm" fo:text-align="justify" style:justify-single-word="false" fo:hyphenation-ladder-count="no-limit" fo:text-indent="9mm" style:auto-text-indent="false" style:page-number="auto" style:writing-mode="page"/>
      <style:text-properties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fo:text-align="center" style:justify-single-word="false" style:writing-mode="page"/>
      <style:text-properties style:font-name="IPH Lib Serif1" fo:font-family="'IPH Lib Serif'" style:font-style-name="Жирный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fo:text-align="center" style:justify-single-word="false" style:page-number="auto" style:writing-mode="page"/>
      <style:text-properties style:font-name="IPH Lib Serif2" fo:font-family="'IPH Lib Serif'" style:font-style-name="Жирный курсив" style:font-family-generic="roman" style:font-pitch="variable" fo:font-size="1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fo:text-align="center" style:justify-single-word="false" style:writing-mode="page"/>
      <style:text-properties style:font-name="IPH Lib Serif2" fo:font-family="'IPH Lib Serif'" style:font-style-name="Жирный курсив" style:font-family-generic="roman" style:font-pitch="variable" fo:font-size="14pt" fo:font-style="normal" fo:font-weight="bold" style:font-size-asian="85%" style:font-weight-asian="bold" style:font-size-complex="85%" style:font-weight-complex="bold"/>
    </style:style>
    <style:style style:name="Автор_20_по-английски" style:display-name="Автор по-английски" style:family="paragraph" style:parent-style-name="Standard" style:next-style-name="Сведения_20_об_20_авторе" style:master-page-name="">
      <style:paragraph-properties fo:margin-left="7mm" fo:margin-right="0mm" fo:margin-top="3mm" fo:margin-bottom="3mm" loext:contextual-spacing="false" fo:text-align="start" style:justify-single-word="false" fo:text-indent="0mm" style:auto-text-indent="false" style:page-number="auto" style:writing-mode="page"/>
      <style:text-properties fo:font-size="14pt" fo:font-style="normal" fo:font-weight="bold" style:font-size-asian="10.5pt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left="7mm" fo:margin-right="0mm" fo:text-align="justify" style:justify-single-word="false" fo:text-indent="0mm" style:auto-text-indent="false" style:page-number="auto" style:writing-mode="page"/>
      <style:text-properties style:font-size-asian="10.5pt"/>
    </style:style>
    <style:style style:name="Название_20_статьи" style:display-name="Название статьи" style:family="paragraph" style:parent-style-name="Heading_20_2" style:default-outline-level="" style:list-style-name="">
      <style:paragraph-properties style:writing-mode="page"/>
    </style:style>
    <style:style style:name="Подзаголовок_20_статьи_20_1" style:display-name="Подзаголовок статьи 1" style:family="paragraph" style:parent-style-name="Heading_20_3" style:default-outline-level="" style:list-style-name=""/>
    <style:style style:name="Подзаголовок_20_статьи_20_2" style:display-name="Подзаголовок статьи 2" style:family="paragraph" style:parent-style-name="Heading_20_4" style:default-outline-level="" style:list-style-name=""/>
    <style:style style:name="Подзаголовок_20_статьи_20_3" style:display-name="Подзаголовок статьи 3" style:family="paragraph" style:parent-style-name="Heading_20_5" style:default-outline-level="" style:list-style-name=""/>
    <style:style style:name="Заголовок_20_списка_20_литературы" style:display-name="Заголовок списка литературы" style:family="paragraph" style:parent-style-name="Heading_20_3" style:default-outline-level="" style:list-style-name=""/>
    <style:style style:name="Английское_20_название_20_статьи" style:display-name="Английское название статьи" style:family="paragraph" style:parent-style-name="Heading_20_3" style:default-outline-level="" style:list-style-name="">
      <style:paragraph-properties fo:margin-top="6mm" fo:margin-bottom="2.1mm" loext:contextual-spacing="false" fo:padding-left="0mm" fo:padding-right="0mm" fo:padding-top="7mm" fo:padding-bottom="0mm" fo:border-left="none" fo:border-right="none" fo:border-top="0.06pt solid #000000" fo:border-bottom="none" style:shadow="none" style:writing-mode="page"/>
    </style:style>
    <style:style style:name="Keywords" style:family="paragraph" style:parent-style-name="Ключевые_20_слова">
      <style:paragraph-properties fo:text-align="justify" style:justify-single-word="false" fo:padding-left="0mm" fo:padding-right="0mm" fo:padding-top="0mm" fo:padding-bottom="4.99mm" fo:border="none" style:writing-mode="page"/>
      <style:text-properties fo:font-style="italic" style:font-size-asian="10.5pt"/>
    </style:style>
    <style:style style:name="Footnote_20_Symbol" style:display-name="Footnote Symbol" style:family="text">
      <style:text-properties style:text-position="super 58%" fo:font-style="italic" style:font-size-asian="10.5pt" loext:padding="0mm" loext:border="none" loext:shadow="none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964*"/>
    </style:style>
    <style:style style:name="Таблица1.B" style:family="table-column">
      <style:table-column-properties style:rel-column-width="7710*"/>
    </style:style>
    <style:style style:name="Таблица1.A1" style:family="table-cell">
      <style:table-cell-properties fo:padding="0.97mm" fo:border-left="none" fo:border-right="none" fo:border-top="none" fo:border-bottom="0.05pt solid #000000"/>
    </style:style>
    <style:style style:name="Таблица2" style:family="table">
      <style:table-properties style:rel-width="100%" table:align="center" style:writing-mode="page"/>
    </style:style>
    <style:style style:name="Таблица2.A" style:family="table-column">
      <style:table-column-properties style:rel-column-width="964*"/>
    </style:style>
    <style:style style:name="Таблица2.B" style:family="table-column">
      <style:table-column-properties style:rel-column-width="7710*"/>
    </style:style>
    <style:style style:name="Таблица2.A1" style:family="table-cell">
      <style:table-cell-properties fo:padding="0.97mm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loext:graphic-properties draw:fill="none"/>
      <style:paragraph-properties fo:text-align="center" style:justify-single-word="false" fo:background-color="transparent" fo:padding-left="0mm" fo:padding-right="0mm" fo:padding-top="0mm" fo:padding-bottom="4.99mm" fo:border-left="none" fo:border-right="none" fo:border-top="none" fo:border-bottom="0.2pt solid #000000" style:shadow="none" style:writing-mode="pag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5da6c"/>
    </style:style>
    <style:style style:name="MP5" style:family="paragraph" style:parent-style-name="Header">
      <style:paragraph-properties fo:text-align="end" style:justify-single-word="false"/>
      <style:text-properties officeooo:paragraph-rsid="00079eca"/>
    </style:style>
    <style:style style:name="MP6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79eca" style:font-name-complex="Arial"/>
    </style:style>
    <style:style style:name="MT1" style:family="text">
      <style:text-properties officeooo:rsid="0005da6c"/>
    </style:style>
    <style:style style:name="MT2" style:family="text">
      <style:text-properties style:font-name-complex="Arial"/>
    </style:style>
    <style:style style:name="MT3" style:family="text">
      <style:text-properties fo:language="en" fo:country="US" style:font-name-complex="Ari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2.51mm" fo:margin-bottom="24.99mm" fo:margin-left="24.99mm" fo:margin-right="24.99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style:footnote-max-height="0mm">
        <style:columns fo:column-count="1" fo:column-gap="0mm"/>
        <style:footnote-sep style:width="0.07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0.01mm" fo:page-height="297mm" style:num-format="1" style:print-orientation="portrait" fo:margin-top="12.51mm" fo:margin-bottom="24.99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0.01mm" fo:page-height="297mm" style:num-format="1" style:print-orientation="portrait" fo:margin-top="12.51mm" fo:margin-bottom="24.99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user-field-decls>
          <text:user-field-decl office:value-type="string" office:string-value="декабрь 2018" text:name="Date"/>
          <text:user-field-decl office:value-type="string" office:string-value="26" text:name="Issue"/>
        </text:user-field-decls>
        <text:p text:style-name="MP1">Электронный философский журнал Vox: http<text:span text:style-name="MT1">s</text:span>://vox-journal.org</text:p>
        <text:p text:style-name="MP2">Выпуск <text:user-field-get text:name="Issue">26</text:user-field-get><text:s/>(<text:user-field-get text:name="Date">декабрь 2018</text:user-field-get>)</text:p>
      </style:header>
    </style:master-page>
    <style:master-page style:name="Left_20_Page" style:display-name="Left Page" style:page-layout-name="Mpm3" style:next-style-name="Righ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row>
            <table:table-cell table:style-name="Таблица1.A1" office:value-type="string">
              <text:p text:style-name="MP3"><text:page-number text:select-page="current">0</text:page-number></text:p>
            </table:table-cell>
            <table:table-cell table:style-name="Таблица1.A1" office:value-type="string">
              <text:p text:style-name="MP4"><text:s/><text:span text:style-name="MT2">V</text:span><text:span text:style-name="MT3">ox</text:span><text:span text:style-name="MT2">. Философский журнал. Выпуск </text:span><text:span text:style-name="MT2"><text:user-field-get text:name="Issue">26</text:user-field-get></text:span><text:span text:style-name="MT2"><text:s/>(</text:span><text:span text:style-name="MT2"><text:user-field-get text:name="Date">декабрь 2018</text:user-field-get></text:span><text:span text:style-name="MT2">)</text:span></text:p>
            </table:table-cell>
            <table:table-cell table:style-name="Таблица1.A1" office:value-type="string">
              <text:p text:style-name="Header"/>
            </table:table-cell>
          </table:table-row>
        </table:table>
      </style:header>
    </style:master-page>
    <style:master-page style:name="Right_20_Page" style:display-name="Right Page" style:page-layout-name="Mpm4" style:next-style-name="Lef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row>
            <table:table-cell table:style-name="Таблица2.A1" office:value-type="string">
              <text:p text:style-name="MP5"><text:page-number text:select-page="current">0</text:page-number></text:p>
            </table:table-cell>
            <table:table-cell table:style-name="Таблица2.A1" office:value-type="string">
              <text:p text:style-name="MP6">Севальников А.Ю. Проблема реальности и времени</text:p>
            </table:table-cell>
            <table:table-cell table:style-name="Таблица2.A1" office:value-type="string">
              <text:p text:style-name="Header"/>
            </table:table-cell>
          </table:table-row>
        </table:table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9:37.594708556</meta:creation-date>
    <dc:date>2019-06-09T22:49:31.307952063</dc:date>
    <meta:editing-duration>PT52M33S</meta:editing-duration>
    <meta:editing-cycles>17</meta:editing-cycles>
    <meta:generator>LibreOffice/6.1.6.3$Linux_X86_64 LibreOffice_project/5896ab1714085361c45cf540f76f60673dd96a72</meta:generator>
    <meta:document-statistic meta:table-count="2" meta:image-count="0" meta:object-count="0" meta:page-count="1" meta:paragraph-count="27" meta:word-count="72" meta:character-count="592" meta:non-whitespace-character-count="544"/>
  </office:meta>
</office:document-meta>
</file>